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6097in" table:align="left" style:writing-mode="lr-tb"/>
    </style:style>
    <style:style style:name="Table1.A" style:family="table-column">
      <style:table-column-properties style:column-width="4.6in"/>
    </style:style>
    <style:style style:name="Table1.B" style:family="table-column">
      <style:table-column-properties style:column-width="1.0097in"/>
    </style:style>
    <style:style style:name="Table1.A1" style:family="table-cell">
      <style:table-cell-properties style:vertical-align="middle" fo:padding="0in" fo:border="none"/>
    </style:style>
    <style:style style:name="P1" style:family="paragraph" style:parent-style-name="Text_20_body">
      <style:text-properties officeooo:paragraph-rsid="009a65b7"/>
    </style:style>
    <style:style style:name="P2" style:family="paragraph" style:parent-style-name="Text_20_body">
      <style:text-properties officeooo:paragraph-rsid="00909d2a"/>
    </style:style>
    <style:style style:name="P3" style:family="paragraph" style:parent-style-name="Text_20_body">
      <style:text-properties officeooo:rsid="009c86d7" officeooo:paragraph-rsid="00ae870d"/>
    </style:style>
    <style:style style:name="P4" style:family="paragraph" style:parent-style-name="Text_20_body">
      <style:text-properties officeooo:rsid="009ff433" officeooo:paragraph-rsid="009ff433"/>
    </style:style>
    <style:style style:name="P5" style:family="paragraph" style:parent-style-name="Text_20_body">
      <style:text-properties officeooo:rsid="009a65b7" officeooo:paragraph-rsid="00a3ec07"/>
    </style:style>
    <style:style style:name="P6" style:family="paragraph" style:parent-style-name="Text_20_body">
      <style:text-properties officeooo:rsid="00a15635" officeooo:paragraph-rsid="00a15635"/>
    </style:style>
    <style:style style:name="P7" style:family="paragraph" style:parent-style-name="Text_20_body">
      <style:text-properties officeooo:rsid="00a568cd" officeooo:paragraph-rsid="00a568c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bold" officeooo:rsid="005dca5f" officeooo:paragraph-rsid="0093e0d2" style:font-weight-asian="bold" style:font-weight-complex="bold"/>
    </style:style>
    <style:style style:name="P10" style:family="paragraph" style:parent-style-name="Text_20_body">
      <style:text-properties officeooo:rsid="00b031ba" officeooo:paragraph-rsid="00b031ba"/>
    </style:style>
    <style:style style:name="P11" style:family="paragraph" style:parent-style-name="Text_20_body">
      <style:text-properties officeooo:paragraph-rsid="00b3db3e"/>
    </style:style>
    <style:style style:name="P12" style:family="paragraph" style:parent-style-name="Table_20_Contents">
      <style:paragraph-properties fo:text-align="end" style:justify-single-word="false"/>
    </style:style>
    <style:style style:name="P13" style:family="paragraph" style:parent-style-name="Text_20_body">
      <style:text-properties officeooo:paragraph-rsid="00b82b39"/>
    </style:style>
    <style:style style:name="P14" style:family="paragraph" style:parent-style-name="Text_20_body">
      <style:text-properties officeooo:rsid="00b82b39" officeooo:paragraph-rsid="00b82b39"/>
    </style:style>
    <style:style style:name="P15" style:family="paragraph" style:parent-style-name="Text_20_body">
      <style:text-properties officeooo:rsid="00b9470a" officeooo:paragraph-rsid="00b9470a"/>
    </style:style>
    <style:style style:name="P16" style:family="paragraph" style:parent-style-name="Text_20_body">
      <style:text-properties officeooo:rsid="00bdfe84" officeooo:paragraph-rsid="00bdfe84"/>
    </style:style>
    <style:style style:name="P17" style:family="paragraph" style:parent-style-name="Text_20_body">
      <style:text-properties officeooo:paragraph-rsid="00bdfe84"/>
    </style:style>
    <style:style style:name="P18" style:family="paragraph" style:parent-style-name="Text_20_body">
      <style:text-properties officeooo:paragraph-rsid="0090f018"/>
    </style:style>
    <style:style style:name="P19" style:family="paragraph" style:parent-style-name="Text_20_body">
      <style:text-properties officeooo:rsid="00beaa0b" officeooo:paragraph-rsid="00beaa0b"/>
    </style:style>
    <style:style style:name="P20" style:family="paragraph" style:parent-style-name="Text_20_body">
      <style:text-properties officeooo:paragraph-rsid="00a59f5a"/>
    </style:style>
    <style:style style:name="P21" style:family="paragraph" style:parent-style-name="Text_20_body">
      <style:text-properties officeooo:paragraph-rsid="00beaa0b"/>
    </style:style>
    <style:style style:name="P22" style:family="paragraph" style:parent-style-name="Text_20_body">
      <style:text-properties officeooo:rsid="00bf70d9" officeooo:paragraph-rsid="00bf70d9"/>
    </style:style>
    <style:style style:name="P23" style:family="paragraph" style:parent-style-name="Text_20_body">
      <style:text-properties officeooo:rsid="00b3db3e" officeooo:paragraph-rsid="00b3db3e"/>
    </style:style>
    <style:style style:name="P24" style:family="paragraph" style:parent-style-name="Text_20_body">
      <style:text-properties officeooo:rsid="00c1c7d4" officeooo:paragraph-rsid="00c1c7d4"/>
    </style:style>
    <style:style style:name="P25" style:family="paragraph" style:parent-style-name="Text_20_body">
      <style:text-properties officeooo:rsid="00c3b75c" officeooo:paragraph-rsid="00c3b75c"/>
    </style:style>
    <style:style style:name="T1" style:family="text">
      <style:text-properties fo:font-weight="bold" style:font-weight-asian="bold" style:font-weight-complex="bold"/>
    </style:style>
    <style:style style:name="T2" style:family="text">
      <style:text-properties fo:font-weight="bold" officeooo:rsid="005ee121" style:font-weight-asian="bold" style:font-weight-complex="bold"/>
    </style:style>
    <style:style style:name="T3" style:family="text">
      <style:text-properties fo:font-weight="bold" officeooo:rsid="008be1ea" style:font-weight-asian="bold" style:font-weight-complex="bold"/>
    </style:style>
    <style:style style:name="T4" style:family="text">
      <style:text-properties fo:font-weight="bold" officeooo:rsid="0090f018" style:font-weight-asian="bold" style:font-weight-complex="bold"/>
    </style:style>
    <style:style style:name="T5" style:family="text">
      <style:text-properties fo:font-weight="bold" officeooo:rsid="00909d2a" style:font-weight-asian="bold" style:font-weight-complex="bold"/>
    </style:style>
    <style:style style:name="T6" style:family="text">
      <style:text-properties fo:font-weight="bold" officeooo:rsid="009a65b7" style:font-weight-asian="bold" style:font-weight-complex="bold"/>
    </style:style>
    <style:style style:name="T7" style:family="text">
      <style:text-properties fo:font-weight="bold" officeooo:rsid="009a75f6" style:font-weight-asian="bold" style:font-weight-complex="bold"/>
    </style:style>
    <style:style style:name="T8" style:family="text">
      <style:text-properties fo:font-weight="bold" officeooo:rsid="0029c951" style:font-weight-asian="bold" style:font-weight-complex="bold"/>
    </style:style>
    <style:style style:name="T9" style:family="text">
      <style:text-properties fo:font-weight="bold" officeooo:rsid="00a2fe3c" style:font-weight-asian="bold" style:font-weight-complex="bold"/>
    </style:style>
    <style:style style:name="T10" style:family="text">
      <style:text-properties fo:font-weight="bold" officeooo:rsid="00a9a07f" style:font-weight-asian="bold" style:font-weight-complex="bold"/>
    </style:style>
    <style:style style:name="T11" style:family="text">
      <style:text-properties fo:font-weight="bold" officeooo:rsid="00b3ef37" style:font-weight-asian="bold" style:font-weight-complex="bold"/>
    </style:style>
    <style:style style:name="T12" style:family="text">
      <style:text-properties fo:font-weight="bold" officeooo:rsid="00b4bd80" style:font-weight-asian="bold" style:font-weight-complex="bold"/>
    </style:style>
    <style:style style:name="T13" style:family="text">
      <style:text-properties fo:font-weight="bold" officeooo:rsid="00b262f0" style:font-weight-asian="bold" style:font-weight-complex="bold"/>
    </style:style>
    <style:style style:name="T14" style:family="text">
      <style:text-properties fo:font-weight="bold" officeooo:rsid="00bf70d9" style:font-weight-asian="bold" style:font-weight-complex="bold"/>
    </style:style>
    <style:style style:name="T15" style:family="text">
      <style:text-properties fo:font-weight="bold" officeooo:rsid="00c08396" style:font-weight-asian="bold" style:font-weight-complex="bold"/>
    </style:style>
    <style:style style:name="T16" style:family="text">
      <style:text-properties fo:font-weight="bold" officeooo:rsid="00c1c7d4" style:font-weight-asian="bold" style:font-weight-complex="bold"/>
    </style:style>
    <style:style style:name="T17" style:family="text">
      <style:text-properties officeooo:rsid="005ee121"/>
    </style:style>
    <style:style style:name="T18" style:family="text">
      <style:text-properties officeooo:rsid="0087521b"/>
    </style:style>
    <style:style style:name="T19" style:family="text">
      <style:text-properties officeooo:rsid="008be1ea"/>
    </style:style>
    <style:style style:name="T20" style:family="text">
      <style:text-properties officeooo:rsid="00909d2a"/>
    </style:style>
    <style:style style:name="T21" style:family="text">
      <style:text-properties officeooo:rsid="00954dec"/>
    </style:style>
    <style:style style:name="T22" style:family="text">
      <style:text-properties officeooo:rsid="009a65b7"/>
    </style:style>
    <style:style style:name="T23" style:family="text">
      <style:text-properties officeooo:rsid="009dfa9b"/>
    </style:style>
    <style:style style:name="T24" style:family="text">
      <style:text-properties officeooo:rsid="00a59f5a"/>
    </style:style>
    <style:style style:name="T25" style:family="text">
      <style:text-properties style:text-position="super 58%" officeooo:rsid="0090f018"/>
    </style:style>
    <style:style style:name="T26" style:family="text">
      <style:text-properties officeooo:rsid="0090f018"/>
    </style:style>
    <style:style style:name="T27" style:family="text">
      <style:text-properties fo:font-weight="normal" officeooo:rsid="0090f018" style:font-weight-asian="normal" style:font-weight-complex="normal"/>
    </style:style>
    <style:style style:name="T28" style:family="text">
      <style:text-properties fo:font-weight="normal" officeooo:rsid="0082d22b" style:font-weight-asian="normal" style:font-weight-complex="normal"/>
    </style:style>
    <style:style style:name="T29" style:family="text">
      <style:text-properties fo:font-weight="normal" officeooo:rsid="00ab2c09" style:font-weight-asian="normal" style:font-weight-complex="normal"/>
    </style:style>
    <style:style style:name="T30" style:family="text">
      <style:text-properties fo:font-weight="normal" officeooo:rsid="00ae870d" style:font-weight-asian="normal" style:font-weight-complex="normal"/>
    </style:style>
    <style:style style:name="T31" style:family="text">
      <style:text-properties officeooo:rsid="00b262f0"/>
    </style:style>
    <style:style style:name="T32" style:family="text">
      <style:text-properties officeooo:rsid="00b3ef37"/>
    </style:style>
    <style:style style:name="T33" style:family="text">
      <style:text-properties officeooo:rsid="00b82b39"/>
    </style:style>
    <style:style style:name="T34" style:family="text">
      <style:text-properties officeooo:rsid="00b9470a"/>
    </style:style>
    <style:style style:name="T35" style:family="text">
      <style:text-properties officeooo:rsid="00ba3c8d"/>
    </style:style>
    <style:style style:name="T36" style:family="text">
      <style:text-properties officeooo:rsid="00bcf8f6"/>
    </style:style>
    <style:style style:name="T37" style:family="text">
      <style:text-properties officeooo:rsid="00bdfe84"/>
    </style:style>
    <style:style style:name="T38" style:family="text">
      <style:text-properties officeooo:rsid="00bf70d9"/>
    </style:style>
    <style:style style:name="T39" style:family="text">
      <style:text-properties officeooo:rsid="00c08396"/>
    </style:style>
    <style:style style:name="T40" style:family="text">
      <style:text-properties officeooo:rsid="00c1c7d4"/>
    </style:style>
    <style:style style:name="T41" style:family="text">
      <style:text-properties officeooo:rsid="00c50b9c"/>
    </style:style>
    <style:style style:name="T42" style:family="text">
      <style:text-properties officeooo:rsid="00c709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CB IT Stuff recording <text:span text:style-name="T18">10 February</text:span> 201<text:span text:style-name="T23">5</text:span> transmission <text:span text:style-name="T21">12 February</text:span> 201<text:span text:style-name="T23">5</text:span></text:p>
      <text:p text:style-name="P13"><text:span text:style-name="T8">[0] </text:span><text:span text:style-name="T1">Introduction</text:span><text:span text:style-name="T9"> <text:s/></text:span></text:p>
      <text:p text:style-name="P13"><text:span text:style-name="T33">Welcome to IT Stuff! In Soviet Russia, television set listen to You! But not radio. We friendly technology. (hellos) And I'm Taylor Swift. Coming up we have the Snooper's Charter (they turned it off and on again), Raspberry Pi Two, artificial intelligence, and there are a couple of Leeds Hack reports that we found down the back of the sofa.</text:span></text:p>
      <text:p text:style-name="P11"><text:span text:style-name="T2">[</text:span><text:span text:style-name="T16">2</text:span><text:span text:style-name="T2"> Min]</text:span><text:span text:style-name="T17"> Well you couldn't have missed the glitzy Windows 10 hype thingie. The bottom line is that they will allow Windows 7 and 8.1 users to update to 10 free of charge for the first year after it is released. Other details are still sketchy but there was a lot of glitz.</text:span></text:p>
      <text:p text:style-name="P23"><text:span text:style-name="T39">In related news, Raspberry Pi 2 was unexpectedly revealed this week - it has twice the memory and four cpu cores for the same money, which is great really, and it has an interesting feature - it turns out one of the chips is light sensitive. And the hot news is that it will run Windows 10, until you read the small print. In fact that'll be a cut-down embedded device development for the so-called Internet of Things. Which brings us to Bill Gates.</text:span></text:p>
      <text:p text:style-name="P24"><text:span text:style-name="T1">[5 Min]</text:span> He's another one, like Stephen Hawking and Elon Musk, who has warned us we'll be doomed when the machines take over. It's like he's never actually used Windows, one disappointment after another. Although he may have a point, did you see about that woman who set her vacuum cleaner running and then lied down on the floor for a sleep? <text:s/>It ate her hair.</text:p>
      <text:p text:style-name="P24">To be fair, they are taking over. The televisions are listening. In Sweden they started an AI playing poker and it got arrested, Shi, the link you sent me was in Swedish, could you explain? <text:s/></text:p>
      <text:p text:style-name="P25"><text:span text:style-name="T42">And there was another art installation in Switzerland buying random stuff on the Darknet. </text:span>But if you heard about the BMW cars that could be unlocked remotely you'll realise there is nothing to worry about, if the machines threaten us we can hack them and give them a virus <text:span text:style-name="T41">(which is the plot of Independence Day).</text:span></text:p>
      <text:p text:style-name="P3"><text:span text:style-name="T11">[</text:span><text:span text:style-name="T16">10</text:span><text:span text:style-name="T11"> Min]</text:span><text:span text:style-name="T32"> The Pirate Bay came back as expected, and it's rubbish, because they dumped all their moderators and now they are over-run with fake torrents. And in a sort of There Can Only Be One thing, kickass torrents has had its kickass.so domain seized, it is now back on kickass.to (which is banned on all the big ISPs).</text:span></text:p>
      <text:p text:style-name="P10"><text:span text:style-name="T1">[</text:span><text:span text:style-name="T12">1</text:span><text:span text:style-name="T16">1</text:span><text:span text:style-name="T1"> min]</text:span> <text:span text:style-name="T31">And now it's time for our Big Brother Update. </text:span><text:span text:style-name="T13">[jingle!]</text:span></text:p>
      <text:p text:style-name="P14">You remember a couple of years ago there was this bill in the House of Commons called the Snoopers Charter (may not have been the exact name) forcing internet providers to retain communications data at vast public expense and legitimising basically any snooping that random authorities may want to do. Miraculously it was all too much for most MPs and they killed it off. </text:p>
      <text:p text:style-name="P14">Well in the last month, the House of Lords turned it on again, and off again and on again and off again. I am not making this up. Four random lords with links to the spooking industry, that is, <text:span text:style-name="T34">Alex Carlyle of the Libdems, Tonking of the Tories (remember him and his plastic rimmed glasses?), Ian Blair of the met police (no relation) and Lord West who used to be some sailor admiral person jointly tabled an amendment to a different terrorism bill that consisted of the entire unaltered rejected eleven page shocker of the Snoopers Charter. The Government wants to do a proper job after the election (might have something to do with the 180 million a year this will cost) and turned it off again. And then on the Saturday afternoon the same four lords turned it on again, retabling the whole thing again for the committee stage on the Monday.</text:span></text:p>
      <text:p text:style-name="P15">So that's <text:span text:style-name="T37">four </text:span>unelected lords<text:span text:style-name="T37"> on behalf of their shadowy chums,</text:span> in the middle of the Magna Carta celebrations and the exact 750th anniversary of parliament. Awesome sensitivity. </text:p>
      <text:p text:style-name="P17"><text:span text:style-name="T36">Tonking said during the debate on 26th January, (and I quote from Hansard) </text:span></text:p>
      <text:p text:style-name="P17"><text:span text:style-name="T36">"</text:span>I am not a tweeter. We have Facebook and Twitter. Somebody tried to explain WhatsApp to me; <text:soft-page-break/>somebody else tried to explain Snapchat. I do not know about them, but it is absolutely clear that the terrorists and jihadists do. The understanding is that part of the reason for ISIL’s amazing advance across Syria and into Iraq was that their communications were so good and the way they kept together was entirely due to one or other of the last two systems that I mentioned, which they handled with great intelligence.<text:span text:style-name="T36">"</text:span></text:p>
      <text:p text:style-name="P15">Meanwhile some new Snowdon revelations <text:s/>that GCHQ scans the twitter feeds of lots of security experts for good ideas they can pinch. The most interesting bit is the codename. It looks like our spooks were mocking the US codename EGOTISTICAL GIRAFFE <text:span text:style-name="T35">because they chose LOVELY HORSE, after the Father Ted Eurovision song.</text:span></text:p>
      <text:p text:style-name="P16">[lovelyhorse.wav<text:span text:style-name="T40">] </text:span>Ends abruptly for copyright purposes.</text:p>
      <text:p text:style-name="P18"><text:span text:style-name="T3">[1</text:span><text:span text:style-name="T10">4</text:span><text:span text:style-name="T3"> Min]</text:span><text:span text:style-name="T19"> This is BCB Radio 106.6 FM, you’re listening to IT Stuff. <text:s/>Coming up we’ll have more Leeds Hack reports. But first, let’s plug a couple of local events.</text:span></text:p>
      <text:p text:style-name="P19">There's the Bradford Coderdojo, the next one is Saturday 28th February. This is a parents and kids and coding thing, Shi, Kriss, you're involved with Coder Dojo, how's it shaping up? <text:s/></text:p>
      <text:p text:style-name="P19">The next one will be on 28<text:span text:style-name="T25">th</text:span><text:span text:style-name="T26"> </text:span>Febru<text:span text:style-name="T26">ary from 9-30 to 12-30 </text:span><text:span text:style-name="Strong_20_Emphasis"><text:span text:style-name="T27">at the Innovation Centre Bradford,</text:span></text:span><text:span text:style-name="Strong_20_Emphasis"><text:span text:style-name="T28"> Peckover St in Little Germany</text:span></text:span><text:span text:style-name="Strong_20_Emphasis"><text:span text:style-name="T29">. Register at</text:span></text:span><text:span text:style-name="Strong_20_Emphasis"><text:span text:style-name="T28"> www.ticbradford.com/coderdojo </text:span></text:span><text:span text:style-name="Strong_20_Emphasis"><text:span text:style-name="T27">or you can email Paul Scott at </text:span></text:span><text:bookmark text:name="cloak641"/><text:a xlink:type="simple" xlink:href="mailto:bradford.uk@coderdojo.com" text:style-name="Internet_20_link" text:visited-style-name="Visited_20_Internet_20_Link"><text:span text:style-name="T26">bradford.uk@coderdojo.com</text:span></text:a></text:p>
      <text:p text:style-name="P20"><text:span text:style-name="T16">[16 1/2 Min]</text:span><text:span text:style-name="T40"> And there's also Badonkadonk, the Bradford games makers meetup every 2nd Wednesday of the month, 7pm-9pm at the Titus Salt Wetherspoons behind the Alhambra, which means that the second one will have been and gone before this show gets transmitted. Come and meet Kriss and Shi... next month! Folks, how was the first one?</text:span></text:p>
      <text:p text:style-name="P21"><text:span text:style-name="T14">[18 Min]</text:span><text:span text:style-name="T38"> Lastly there's another Buttonmash coming up! This is where the gaming community from Bradford and beyond take over the Bradford Playhouse for auditorium gaming like you've seen on Youtube, and cosplay, and proper tabletop boardgames, and so much more. I think our own BCB Press Play folk are involved, it's Saturday 14th February, doors open 3pm if any gamers are up at the crack of teatime, and it goes on until amazeballs o'clock. </text:span></text:p>
      <text:p text:style-name="P1"><text:span text:style-name="T6">[</text:span><text:span text:style-name="T7">1</text:span><text:span text:style-name="T10">9</text:span><text:span text:style-name="T6"> Min]</text:span><text:span text:style-name="T22"> Now it’s over to Brian at Leeds Hack for our last two interviews. Here are Tom, Harry and Adam with a Raspberry Pi controlled tracked robot, and Wes with a project called Drama Dive.</text:span></text:p>
      <table:table table:name="Table1" table:style-name="Table1">
        <table:table-column table:style-name="Table1.A"/>
        <table:table-column table:style-name="Table1.B"/>
        <table:table-row>
          <table:table-cell table:style-name="Table1.A1" office:value-type="string">
            <text:p text:style-name="Table_20_Contents">TomHarryAdamRasPiCtrlRobotWuthCaterpillarTracks</text:p>
          </table:table-cell>
          <table:table-cell table:style-name="Table1.A1" office:value-type="string">
            <text:p text:style-name="P12">01:58</text:p>
          </table:table-cell>
        </table:table-row>
        <table:table-row>
          <table:table-cell table:style-name="Table1.A1" office:value-type="string">
            <text:p text:style-name="Table_20_Contents">WesDramaDive</text:p>
          </table:table-cell>
          <table:table-cell table:style-name="Table1.A1" office:value-type="string">
            <text:p text:style-name="P12">02:02</text:p>
          </table:table-cell>
        </table:table-row>
      </table:table>
      <text:p text:style-name="P2"/>
      <text:p text:style-name="P2"><text:span text:style-name="T5">[</text:span><text:span text:style-name="T4">2</text:span><text:span text:style-name="T10">3</text:span><text:span text:style-name="T4"> Min</text:span><text:span text:style-name="T5">]</text:span><text:span text:style-name="T20"> That was our last instalment of Leeds Hack interviews: thanks to Brian and the Leeds Hack Crew. You can find a full length complilation podcast of all our 2014 Leeds Hack interviews on the IT Stuff Website, itstuff.org.uk, and you can follow us on Twitter @itstuffradio. And there's also Listen Again on the main BCB website.</text:span></text:p>
      <text:p text:style-name="P4">Before we go, here once again are details of those local events that we plugged earlier.</text:p>
      <text:p text:style-name="P4">The Bradford Coder Dojo is <text:span text:style-name="T24">on 28</text:span><text:span text:style-name="T25">th</text:span><text:span text:style-name="T26"> February from 9-30 to 12-30 </text:span><text:span text:style-name="Strong_20_Emphasis"><text:span text:style-name="T27">at the Innovation Centre Bradford,</text:span></text:span><text:span text:style-name="Strong_20_Emphasis"><text:span text:style-name="T28"> Peckover St in Little Germany</text:span></text:span><text:span text:style-name="Strong_20_Emphasis"><text:span text:style-name="T29">. </text:span></text:span><text:span text:style-name="Strong_20_Emphasis"><text:span text:style-name="T30">That's </text:span></text:span><text:span text:style-name="Strong_20_Emphasis"><text:span text:style-name="T28"><text:s/>www.ticbradford.com/coderdojo</text:span></text:span></text:p>
      <text:p text:style-name="P7">The next Badonkadonk, the Bradford Games creators' meetup, is on Wednesday <text:span text:style-name="T38">March</text:span> 11th 7 til 9 pm in the Titus Salt (in the same block as the Alhambra). That's xixs.com/badonkadonk</text:p>
      <text:p text:style-name="P22">Buttonmash on 14th February at the Bradford Playhouse, late afternoon until late late late, feel free to turn up in your cosplay, and that's www dot button hyphen mash dot net</text:p>
      <text:p text:style-name="P6"><text:span text:style-name="T38">We leave you with a song by Spray called Twitter Campaign. Goodbye!</text:span></text:p>
      <text:p text:style-name="P5"><text:span text:style-name="T1">[2</text:span><text:span text:style-name="T15">4</text:span><text:span text:style-name="T1"> Min</text:span><text:span text:style-name="T10"> 4</text:span><text:span text:style-name="T15">5</text:span><text:span text:style-name="T10"> sec</text:span><text:span text:style-name="T1">]</text:span><text:span text:style-name="T10"> </text:span><text:span text:style-name="T15">FebMusic.wav</text:span></text:p>
      <text:p text:style-name="P9">[29 Min 52 Sec]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5-02-10T15:22:14.958672015</dc:date>
    <meta:editing-duration>PT1H50M44S</meta:editing-duration>
    <meta:editing-cycles>26</meta:editing-cycles>
    <meta:generator>LibreOffice/4.3.5.2.0$Linux_X86_64 LibreOffice_project/430m0$Build-2</meta:generator>
    <meta:document-statistic meta:table-count="1" meta:image-count="0" meta:object-count="0" meta:page-count="2" meta:paragraph-count="35" meta:word-count="1292" meta:character-count="7413" meta:non-whitespace-character-count="6142"/>
  </office:meta>
</office:document-meta>
</file>